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2" style:family="paragraph"/>
    <style:style style:name="P10" style:parent-style-name="ListParagraph" style:list-style-name="LFO2" style:family="paragraph"/>
    <style:style style:name="P11" style:parent-style-name="ListParagraph" style:list-style-name="LFO3" style:family="paragraph"/>
    <style:style style:name="P12" style:parent-style-name="ListParagraph" style:list-style-name="LFO3" style:family="paragraph"/>
    <style:style style:name="P13" style:parent-style-name="ListParagraph" style:list-style-name="LFO3" style:family="paragraph"/>
    <style:style style:name="P14" style:parent-style-name="ListParagraph" style:list-style-name="LFO4" style:family="paragraph"/>
    <style:style style:name="P15" style:parent-style-name="ListParagraph" style:list-style-name="LFO4" style:family="paragraph"/>
    <style:style style:name="P16" style:parent-style-name="ListParagraph" style:list-style-name="LFO4" style:family="paragraph"/>
    <style:style style:name="P17" style:parent-style-name="ListParagraph" style:list-style-name="LFO4" style:family="paragraph"/>
    <style:style style:name="P18" style:parent-style-name="Normal" style:family="paragraph">
      <style:text-properties style:text-underline-type="single" style:text-underline-style="solid" style:text-underline-width="auto" style:text-underline-mode="continuous"/>
    </style:style>
    <style:style style:name="P19" style:parent-style-name="Normal" style:family="paragraph">
      <style:text-properties style:text-underline-type="single" style:text-underline-style="solid" style:text-underline-width="auto" style:text-underline-mode="continuous"/>
    </style:style>
    <style:style style:name="P20" style:parent-style-name="Normal" style:family="paragraph">
      <style:text-properties style:text-underline-type="single" style:text-underline-style="solid" style:text-underline-width="auto" style:text-underline-mode="continuous"/>
    </style:style>
    <style:style style:name="P21" style:parent-style-name="Normal" style:family="paragraph">
      <style:text-properties style:text-underline-type="single" style:text-underline-style="solid" style:text-underline-width="auto" style:text-underline-mode="continuous"/>
    </style:style>
    <style:style style:name="P22" style:parent-style-name="ListParagraph" style:list-style-name="LFO5" style:family="paragraph"/>
    <style:style style:name="P23" style:parent-style-name="ListParagraph" style:list-style-name="LFO5" style:family="paragraph"/>
    <style:style style:name="P24" style:parent-style-name="ListParagraph" style:list-style-name="LFO5" style:family="paragraph"/>
    <style:style style:name="P25" style:parent-style-name="ListParagraph" style:list-style-name="LFO5" style:family="paragraph"/>
    <style:style style:name="P26" style:parent-style-name="ListParagraph" style:list-style-name="LFO5" style:family="paragraph"/>
    <style:style style:name="P27" style:parent-style-name="Normal" style:family="paragraph">
      <style:text-properties style:text-underline-type="single" style:text-underline-style="solid" style:text-underline-width="auto" style:text-underline-mode="continuous"/>
    </style:style>
    <style:style style:name="P28" style:parent-style-name="Normal" style:family="paragraph">
      <style:text-properties style:text-underline-type="single" style:text-underline-style="solid" style:text-underline-width="auto" style:text-underline-mode="continuous"/>
    </style:style>
    <style:style style:name="P29" style:parent-style-name="Normal" style:family="paragraph">
      <style:text-properties style:text-underline-type="single" style:text-underline-style="solid" style:text-underline-width="auto" style:text-underline-mode="continuous"/>
    </style:style>
    <style:style style:name="P30" style:parent-style-name="Normal" style:family="paragraph">
      <style:text-properties style:text-underline-type="single" style:text-underline-style="solid" style:text-underline-width="auto" style:text-underline-mode="continuous"/>
    </style:style>
    <style:style style:name="P31" style:parent-style-name="ListParagraph" style:list-style-name="LFO5" style:family="paragraph"/>
    <style:style style:name="P32" style:parent-style-name="ListParagraph" style:list-style-name="LFO5" style:family="paragraph"/>
    <style:style style:name="P33" style:parent-style-name="ListParagraph" style:list-style-name="LFO5" style:family="paragraph"/>
    <style:style style:name="P34" style:parent-style-name="ListParagraph" style:list-style-name="LFO5" style:family="paragraph"/>
    <style:style style:name="P35" style:parent-style-name="Normal" style:family="paragraph">
      <style:text-properties style:text-underline-type="single" style:text-underline-style="solid" style:text-underline-width="auto" style:text-underline-mode="continuous"/>
    </style:style>
    <style:style style:name="P36" style:parent-style-name="Normal" style:family="paragraph">
      <style:text-properties style:text-underline-type="single" style:text-underline-style="solid" style:text-underline-width="auto" style:text-underline-mode="continuous"/>
    </style:style>
    <style:style style:name="P37" style:parent-style-name="ListParagraph" style:list-style-name="LFO5" style:family="paragraph"/>
    <style:style style:name="P38" style:parent-style-name="ListParagraph" style:list-style-name="LFO5" style:family="paragraph"/>
    <style:style style:name="P39" style:parent-style-name="ListParagraph" style:list-style-name="LFO5" style:family="paragraph"/>
  </office:automatic-styles>
  <office:body>
    <office:text text:use-soft-page-breaks="true">
      <text:p text:style-name="P1">Health Advice Group OCC - Research</text:p>
      <text:h text:style-name="Heading1" text:outline-level="1">Hardware &amp; Software</text:h>
      <text:p text:style-name="P2">Hardware for weather may include:</text:p>
      <text:p text:style-name="Normal">Web Direct Weather Stations:</text:p>
      <text:list text:style-name="LFO1" text:continue-numbering="true">
        <text:list-item>
          <text:p text:style-name="P3">Meteobridge</text:p>
        </text:list-item>
        <text:list-item>
          <text:p text:style-name="P4">Netatmo</text:p>
        </text:list-item>
        <text:list-item>
          <text:p text:style-name="P5">RainWise</text:p>
        </text:list-item>
      </text:list>
      <text:p text:style-name="Normal"/>
      <text:p text:style-name="Normal">Manufacturers &amp; Resellers:</text:p>
      <text:list text:style-name="LFO2" text:continue-numbering="true">
        <text:list-item>
          <text:p text:style-name="P6">AcuRite</text:p>
        </text:list-item>
        <text:list-item>
          <text:p text:style-name="P7">Ambient Weather</text:p>
        </text:list-item>
        <text:list-item>
          <text:p text:style-name="P8">Dyacon</text:p>
        </text:list-item>
        <text:list-item>
          <text:p text:style-name="P9">WeatherBridge</text:p>
        </text:list-item>
        <text:list-item>
          <text:p text:style-name="P10">WeatherHawk</text:p>
        </text:list-item>
      </text:list>
      <text:p text:style-name="Normal"/>
      <text:p text:style-name="Normal">European Resellers:</text:p>
      <text:list text:style-name="LFO3" text:continue-numbering="true">
        <text:list-item>
          <text:p text:style-name="P11">Meteorlogica (United Kingdom)</text:p>
        </text:list-item>
        <text:list-item>
          <text:p text:style-name="P12">Weather Shop (United Kingdom)</text:p>
        </text:list-item>
        <text:list-item>
          <text:p text:style-name="P13">Prodata Weather Systems (United Kingdom)</text:p>
        </text:list-item>
      </text:list>
      <text:p text:style-name="Normal"/>
      <text:p text:style-name="Normal">Windows:</text:p>
      <text:list text:style-name="LFO4" text:continue-numbering="true">
        <text:list-item>
          <text:p text:style-name="P14">Ambient Weather</text:p>
        </text:list-item>
        <text:list-item>
          <text:p text:style-name="P15">Cumulus</text:p>
        </text:list-item>
        <text:list-item>
          <text:p text:style-name="P16">Weather Display</text:p>
        </text:list-item>
        <text:list-item>
          <text:p text:style-name="P17">WeatherTracker</text:p>
        </text:list-item>
      </text:list>
      <text:p text:style-name="Normal"/>
      <text:p text:style-name="P18">Software</text:p>
      <text:p text:style-name="P19"/>
      <text:p text:style-name="Normal">Weather analysis software: “Weather analysis software is the backbone of meteorological operations. It helps meteorologists collect, process and analyze weather data from various sources. This software aids in creating weather forecasts and understanding atmospheric conditions. It uses sophisticated mathematical models and algorithms to make sense of the vast amount of data available.” – IBM</text:p>
      <text:soft-page-break/>
      <text:p text:style-name="Normal">Weather display software: “Weather display software combines high-quality graphics and weather mapping with accurate weather forecast data. This software aims to create visually compelling weather presentation for both on-air and digital platforms. It serves as a bridge between complex meteorological data and the public, making weather information more accessible and engaging.” – IBM</text:p>
      <text:p text:style-name="Normal"/>
      <text:p text:style-name="Normal">What is weather display software used for?</text:p>
      <text:p text:style-name="Normal">It has a wide range of applications, each contributing to the effectiveness of weather reporting and forecasting. Let’s explore some key functions that empower meteorologists and broadcasters to provide crucial weather information to the public with precision and clarity.</text:p>
      <text:p text:style-name="Normal"/>
      <text:p text:style-name="Normal">Weather graphics are tools which can be used to effectively convey weather information to viewers which could be a great benefit to the project overall.</text:p>
      <text:p text:style-name="Normal"/>
      <text:p text:style-name="P20">Emerging Tech</text:p>
      <text:p text:style-name="P21"/>
      <text:p text:style-name="Normal">Alternatives that may be relevant:</text:p>
      <text:list text:style-name="LFO5" text:continue-numbering="true">
        <text:list-item>
          <text:p text:style-name="P22">Skydweller: Long-endurance autonomous UAVs for weather observation</text:p>
        </text:list-item>
        <text:list-item>
          <text:p text:style-name="P23">PlanetiQ: Satellite-based weather sensor technology</text:p>
        </text:list-item>
        <text:list-item>
          <text:p text:style-name="P24">Scala Computing: high performance computing for weather forecasting (most likely to be used)</text:p>
        </text:list-item>
        <text:list-item>
          <text:p text:style-name="P25">Aeolus: A global wind radar built by the European Space Agency</text:p>
        </text:list-item>
        <text:list-item>
          <text:p text:style-name="P26">CAMALIOT: Crowdsourcing data for more accurate weather forecasting</text:p>
        </text:list-item>
      </text:list>
      <text:p text:style-name="Normal"/>
      <text:p text:style-name="Normal">Broadcasting seems to be improving through augmented reality as well as personalized forecasts with weather apps and social media as well as AI.</text:p>
      <text:p text:style-name="Normal"/>
      <text:p text:style-name="P27">AI in weather forecasting</text:p>
      <text:p text:style-name="P28"/>
      <text:p text:style-name="Normal">With advancements outside of weather forecasting, AI has taken a more integral role of many sectors including weather forecasting. AI-based forecasting tools are improving weather predicting significantly, they offer faster and more efficient forecasting methods and demonstrate high accuracy as well as predict outcomes of the weather earlier than traditional methods.</text:p>
      <text:p text:style-name="Normal">A key advantage of AI is their time and computing power savings, they make weather modeling more accessible to companies that lack access to high-tech hardware and software.<text:s/></text:p>
      <text:p text:style-name="Normal"/>
      <text:soft-page-break/>
      <text:p text:style-name="Normal">AI is not limited to just weather predictions, but it can also aid in severe weather predictions which becomes more relevant to the project. It also aids in climate modeling and improving preparedness and mitigation. AI also offers the potential for improved early warning systems and personalized forecasts which may also be useful in the project. AI can also be open source meaning it would be free to access a readymade version.</text:p>
      <text:p text:style-name="Normal"/>
      <text:p text:style-name="P29">Industry specific guidelines and regulations<text:s/></text:p>
      <text:p text:style-name="P30"/>
      <text:list text:style-name="LFO5" text:continue-numbering="true">
        <text:list-item>
          <text:p text:style-name="P31">Take user needs into account: identifying the intended user and purpose of the information.</text:p>
        </text:list-item>
        <text:list-item>
          <text:p text:style-name="P32">Ensure the information is rooted in business analysis and is reliable.</text:p>
        </text:list-item>
        <text:list-item>
          <text:p text:style-name="P33">Make reasonable disclosure of the context including risks and uncertainties so that it is understandable.</text:p>
        </text:list-item>
        <text:list-item>
          <text:p text:style-name="P34">Be accountable for subsequent validation of the information ensuring that it is comparable with the actual outcome.</text:p>
        </text:list-item>
      </text:list>
      <text:p text:style-name="Normal"/>
      <text:p text:style-name="P35">Budget holder forecasting handbook – UK Gov</text:p>
      <text:p text:style-name="P36"/>
      <text:list text:style-name="LFO5" text:continue-numbering="true">
        <text:list-item>
          <text:p text:style-name="P37">Forecasting should be an honest assessment given the best information available of the future financial position of an organization and its activities.<text:s/></text:p>
        </text:list-item>
        <text:list-item>
          <text:p text:style-name="P38">It serves as a prediction of future requirements based on data and assumptions about influencing factors.</text:p>
        </text:list-item>
        <text:list-item>
          <text:p text:style-name="P39">Forecasts are rarely static, they evolve and change during the financial year so it is important to regularly revisit data and information driving the forecast.</text:p>
        </text:list-item>
      </text:list>
      <text:p text:style-name="Normal"/>
      <text:p text:style-name="Normal">There are three important stages to a weather forecast: Knowing what the weather is doing now, calculating how this will change in the future and using meteorological expertise to refine the details.</text:p>
      <text:p text:style-name="Normal"/>
      <text:p text:style-name="Normal">Weather forecasting<text:s/>centers<text:s/>have huge supercomputers which use observations as starting conditions for complex equations which can predict where the weather will move and how it will evolve as time goes 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complex="Times New Roman" fo:font-weight="bold" style:font-weight-asian="bold" style:font-weight-complex="bold" fo:font-variant="small-caps"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style:font-name="Calibri Light" style:font-name-complex="Times New Roman" fo:font-weight="bold" style:font-weight-asian="bold" style:font-weight-complex="bold" fo:font-variant="small-caps"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Light" style:font-name-complex="Times New Roman"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Light" style:font-name-complex="Times New Roman" fo:font-weight="bold" style:font-weight-asian="bold" style:font-weight-complex="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style:font-name-complex="Times New Roman" fo:color="#40404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style:font-name-complex="Times New Roman" fo:font-style="italic" style:font-style-asian="italic" style:font-style-complex="italic" fo:color="#40404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style:font-name-complex="Times New Roman" fo:color="#404040"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style:font-name-complex="Times New Roman" fo:font-style="italic" style:font-style-asian="italic" style:font-style-complex="italic" fo:color="#404040"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paragraph-properties style:contextual-spacing="true" fo:margin-bottom="0in" fo:line-height="100%"/>
      <style:text-properties style:font-name="Calibri Light" style:font-name-complex="Times New Roman" fo:font-size="28pt" style:font-size-asian="28pt" style:font-size-complex="28pt" fo:hyphenate="false"/>
    </style:style>
    <style:style style:name="TitleChar" style:display-name="Title Char" style:family="text" style:parent-style-name="DefaultParagraphFont">
      <style:text-properties style:font-name="Calibri Light" style:font-name-asian="SimSun" style:font-name-complex="Times New Roman" fo:font-size="28pt" style:font-size-asian="28pt" style:font-size-complex="28pt"/>
    </style:style>
    <style:style style:name="Header" style:display-name="Header" style:family="paragraph" style:parent-style-name="Normal">
      <style:paragraph-properties fo:margin-bottom="0in" fo:line-height="100%"/>
      <style:text-properties fo:hyphenate="false"/>
    </style:style>
    <style:style style:name="HeaderChar" style:display-name="Header Char" style:family="text" style:parent-style-name="DefaultParagraphFont"/>
    <style:style style:name="Heading1Char" style:display-name="Heading 1 Char" style:family="text" style:parent-style-name="DefaultParagraphFont">
      <style:text-properties style:font-name="Calibri Light" style:font-name-asian="SimSun" style:font-name-complex="Times New Roman" fo:font-weight="bold" style:font-weight-asian="bold" style:font-weight-complex="bold" fo:font-variant="small-caps" fo:font-size="18pt" style:font-size-asian="18pt" style:font-size-complex="18pt"/>
    </style:style>
    <style:style style:name="Heading2Char" style:display-name="Heading 2 Char" style:family="text" style:parent-style-name="DefaultParagraphFont">
      <style:text-properties style:font-name="Calibri Light" style:font-name-asian="SimSun" style:font-name-complex="Times New Roman" fo:font-weight="bold" style:font-weight-asian="bold" style:font-weight-complex="bold" fo:font-variant="small-caps" fo:font-size="14pt" style:font-size-asian="14pt" style:font-size-complex="14pt"/>
    </style:style>
    <style:style style:name="Heading3Char" style:display-name="Heading 3 Char" style:family="text" style:parent-style-name="DefaultParagraphFont">
      <style:text-properties style:font-name="Calibri Light" style:font-name-asian="SimSun" style:font-name-complex="Times New Roman" fo:font-weight="bold" style:font-weight-asian="bold" style:font-weight-complex="bold"/>
    </style:style>
    <style:style style:name="Heading4Char" style:display-name="Heading 4 Char" style:family="text" style:parent-style-name="DefaultParagraphFont">
      <style:text-properties style:font-name="Calibri Light" style:font-name-asian="SimSun" style:font-name-complex="Times New Roman" fo:font-weight="bold" style:font-weight-asian="bold" style:font-weight-complex="bold" fo:font-style="italic" style:font-style-asian="italic" style:font-style-complex="italic"/>
    </style:style>
    <style:style style:name="Heading5Char" style:display-name="Heading 5 Char" style:family="text" style:parent-style-name="DefaultParagraphFont">
      <style:text-properties style:font-name="Calibri Light" style:font-name-asian="SimSun" style:font-name-complex="Times New Roman" fo:color="#404040"/>
    </style:style>
    <style:style style:name="Heading6Char" style:display-name="Heading 6 Char" style:family="text" style:parent-style-name="DefaultParagraphFont">
      <style:text-properties style:font-name="Calibri Light" style:font-name-asian="SimSun" style:font-name-complex="Times New Roman" fo:font-style="italic" style:font-style-asian="italic" style:font-style-complex="italic" fo:color="#404040"/>
    </style:style>
    <style:style style:name="Heading7Char" style:display-name="Heading 7 Char" style:family="text" style:parent-style-name="DefaultParagraphFont">
      <style:text-properties style:font-name="Calibri Light" style:font-name-asian="SimSu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Light" style:font-name-asian="SimSun" style:font-name-complex="Times New Roman" fo:color="#404040" style:font-size-complex="10pt"/>
    </style:style>
    <style:style style:name="Heading9Char" style:display-name="Heading 9 Char" style:family="text" style:parent-style-name="DefaultParagraphFont">
      <style:text-properties style:font-name="Calibri Light" style:font-name-asian="SimSun" style:font-name-complex="Times New Roman" fo:font-style="italic" style:font-style-asian="italic" style:font-style-complex="italic" fo:color="#404040" style:font-size-complex="10pt"/>
    </style:style>
    <style:style style:name="Footer" style:display-name="Footer" style:family="paragraph" style:parent-style-name="Normal">
      <style:paragraph-properties fo:margin-bottom="0in" fo:line-height="100%"/>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323232" style:font-size-complex="9pt" fo:hyphenate="false"/>
    </style:style>
    <style:style style:name="TOCHeading" style:display-name="TOC Heading" style:family="paragraph" style:parent-style-name="Heading1" style:next-style-name="Normal" style:default-outline-level="1">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bottom="0in" fo:line-height="100%"/>
      <style:text-properties style:font-name="Calibri Light" style:font-name-complex="Times New Roman" style:font-size-complex="10pt" fo:hyphenate="false"/>
    </style:style>
    <style:style style:name="FootnoteText" style:display-name="Footnote Text" style:family="paragraph" style:parent-style-name="Normal">
      <style:paragraph-properties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inText" style:display-name="Plain Text" style:family="paragraph" style:parent-style-name="Normal">
      <style:paragraph-properties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BlockText" style:display-name="Block Text" style:family="paragraph" style:parent-style-name="Normal">
      <style:paragraph-properties fo:border="0.0034in solid #783F04" fo:padding="0.1388in" style:shadow="#000000 0.0034in 0.0034in" fo:margin-left="0.8in" fo:margin-right="0.8in">
        <style:tab-stops/>
      </style:paragraph-properties>
      <style:text-properties fo:font-style="italic" style:font-style-asian="italic" style:font-style-complex="italic" fo:color="#783F04" fo:hyphenate="false"/>
    </style:style>
    <style:style style:name="FollowedHyperlink" style:display-name="FollowedHyperlink" style:family="text" style:parent-style-name="DefaultParagraphFont">
      <style:text-properties fo:color="#783F04"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3A6331"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595959"/>
    </style:style>
    <style:style style:name="IntenseEmphasis" style:display-name="Intense Emphasis" style:family="text" style:parent-style-name="DefaultParagraphFont">
      <style:text-properties fo:font-style="italic" style:font-style-asian="italic" style:font-style-complex="italic" fo:color="#B35E06"/>
    </style:style>
    <style:style style:name="IntenseQuote" style:display-name="Intense Quote" style:family="paragraph" style:parent-style-name="Normal" style:next-style-name="Normal">
      <style:paragraph-properties fo:border-top="0.0069in solid #B35E06" fo:border-left="none" fo:border-bottom="0.0069in solid #B35E0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B35E06" fo:hyphenate="false"/>
    </style:style>
    <style:style style:name="IntenseQuoteChar" style:display-name="Intense Quote Char" style:family="text" style:parent-style-name="DefaultParagraphFont">
      <style:text-properties fo:font-style="italic" style:font-style-asian="italic" style:font-style-complex="italic" fo:color="#B35E06"/>
    </style:style>
    <style:style style:name="IntenseReference" style:display-name="Intense Reference" style:family="text" style:parent-style-name="DefaultParagraphFont">
      <style:text-properties fo:font-weight="bold" style:font-weight-asian="bold" style:font-weight-complex="bold" fo:text-transform="none" fo:font-variant="small-caps" fo:color="#B35E06"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SimSu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Findlay Duffy</meta:initial-creator>
    <dc:creator>Duffy, Fin</dc:creator>
    <meta:creation-date>2024-01-23T09:12:00Z</meta:creation-date>
    <dc:date>2024-03-06T13:33:00Z</dc:date>
    <meta:template xlink:href="Report%20design%20(blank).dotx" xlink:type="simple"/>
    <meta:editing-cycles>23</meta:editing-cycles>
    <meta:editing-duration>PT2820S</meta:editing-duration>
    <meta:user-defined meta:name="ContentTypeId">0x0101006EDDDB5EE6D98C44930B742096920B300400F5B6D36B3EF94B4E9A635CDF2A18F5B8</meta:user-defined>
    <meta:user-defined meta:name="InternalTags"/>
    <meta:user-defined meta:name="FeatureTags"/>
    <meta:user-defined meta:name="LocalizationTags"/>
    <meta:user-defined meta:name="ScenarioTags"/>
    <meta:user-defined meta:name="CampaignTags"/>
    <meta:document-statistic meta:page-count="3" meta:paragraph-count="9" meta:word-count="677" meta:character-count="4527" meta:row-count="32" meta:non-whitespace-character-count="3859"/>
  </office:meta>
</office:document-meta>
</file>